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fff7"/>
    </style:style>
    <style:style style:name="P2" style:family="paragraph" style:parent-style-name="Standard">
      <style:paragraph-properties fo:text-align="end" style:justify-single-word="false"/>
      <style:text-properties officeooo:rsid="001efff7" officeooo:paragraph-rsid="001efff7" style:language-complex="fa" style:country-complex="IR"/>
    </style:style>
    <style:style style:name="P3" style:family="paragraph" style:parent-style-name="Standard">
      <style:paragraph-properties fo:text-align="start" style:justify-single-word="false"/>
      <style:text-properties fo:color="#eeffff" loext:opacity="100%" style:font-name="Consolas" fo:font-size="13.5pt" fo:font-weight="normal" officeooo:rsid="001efff7" officeooo:paragraph-rsid="001efff7" fo:background-color="#212121" style:language-complex="fa" style:country-complex="IR"/>
    </style:style>
    <style:style style:name="P4" style:family="paragraph" style:parent-style-name="Standard">
      <style:paragraph-properties fo:margin-left="0in" fo:margin-right="0in" style:line-height-at-least="0.25in" fo:text-indent="0in" style:auto-text-indent="false"/>
      <style:text-properties fo:color="#eeffff" loext:opacity="100%" style:font-name="Consolas" fo:font-size="13.5pt" fo:font-weight="normal" fo:background-color="#212121"/>
    </style:style>
    <style:style style:name="P5" style:family="paragraph" style:parent-style-name="Standard">
      <style:paragraph-properties fo:text-align="start" style:justify-single-word="false"/>
      <style:text-properties officeooo:rsid="001efff7" officeooo:paragraph-rsid="001efff7" style:language-complex="fa" style:country-complex="IR"/>
    </style:style>
    <style:style style:name="P6" style:family="paragraph" style:parent-style-name="Standard">
      <style:paragraph-properties fo:text-align="end" style:justify-single-word="false"/>
      <style:text-properties fo:font-size="12pt" fo:font-weight="normal" officeooo:rsid="001efff7" officeooo:paragraph-rsid="001efff7" style:font-size-asian="10.5pt" style:font-weight-asian="normal" style:font-size-complex="12pt" style:language-complex="fa" style:country-complex="IR" style:font-weight-complex="normal"/>
    </style:style>
    <style:style style:name="T1" style:family="text">
      <style:text-properties fo:font-size="14pt" officeooo:rsid="001efff7" style:font-size-asian="14pt" style:font-size-complex="14pt" style:language-complex="fa" style:country-complex="IR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89ddff" loext:opacity="100%" fo:font-style="italic"/>
    </style:style>
    <style:style style:name="T4" style:family="text">
      <style:text-properties fo:color="#ffcb6b" loext:opacity="100%"/>
    </style:style>
    <style:style style:name="T5" style:family="text">
      <style:text-properties fo:color="#89ddff" loext:opacity="100%"/>
    </style:style>
    <style:style style:name="T6" style:family="text">
      <style:text-properties fo:color="#82aaff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به نام خدا</text:span></text:p>
      <text:p text:style-name="P2">نام و نام خانوادگی : فاطمه واقعی</text:p>
      <text:p text:style-name="P2"/>
      <text:p text:style-name="P2">شماره دانشجویی : 14025361051</text:p>
      <text:p text:style-name="P2"/>
      <text:p text:style-name="P2"><text:s/>و <text:s/>متد مرتب سازی آن خارج از کلاسxor linked list تمرین شماره 3 : پیاده‌سازی</text:p>
      <text:p text:style-name="P2"/>
      <text:p text:style-name="P2">----------------------------------------------------------------------------------------------------------------------------</text:p>
      <text:p text:style-name="P2"><text:span text:style-name="T2">شرح گزارش کار</text:span></text:p>
      <text:p text:style-name="P3"><text:span text:style-name="T3">from</text:span> <text:span text:style-name="T4">abc</text:span> <text:span text:style-name="T3">import</text:span> <text:span text:style-name="T4">ABC</text:span> <text:span text:style-name="T5">,</text:span> <text:span text:style-name="T6">abstractmethod</text:span></text:p>
      <text:p text:style-name="P4"><text:span text:style-name="T3">import</text:span> <text:span text:style-name="T4">weakref</text:span> </text:p>
      <text:p text:style-name="P4"><text:span text:style-name="T3">from</text:span> <text:span text:style-name="T4">typing</text:span> <text:span text:style-name="T3">import</text:span> <text:span text:style-name="T4">TypeVar</text:span> <text:span text:style-name="T5">,</text:span> <text:span text:style-name="T4">Generic</text:span></text:p>
      <text:p text:style-name="P5"/>
      <text:p text:style-name="P6">پکیچ ها و </text:p>
      <text:p text:style-name="P2"><text:span text:style-name="T2"/></text:p>
      <text:p text:style-name="P2"><text:span text:style-name="T2"/></text:p>
      <text:p text:style-name="P2"><text:span text:style-name="T2"/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2:07:41.151000000</meta:creation-date>
    <dc:date>2024-11-01T12:18:33.955000000</dc:date>
    <meta:editing-duration>PT10M59S</meta:editing-duration>
    <meta:editing-cycles>1</meta:editing-cycles>
    <meta:document-statistic meta:table-count="0" meta:image-count="0" meta:object-count="0" meta:page-count="1" meta:paragraph-count="10" meta:word-count="50" meta:character-count="378" meta:non-whitespace-character-count="334"/>
    <meta:generator>LibreOffice/24.8.2.1$Windows_X86_64 LibreOffice_project/0f794b6e29741098670a3b95d60478a65d05ef13</meta:generator>
  </office:meta>
</office:document-meta>
</file>